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/>
    <style:style style:name="gr1" style:family="graphic" style:parent-style-name="objectwithshadow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draw:textarea-horizontal-align="left" draw:textarea-vertical-align="top" draw:auto-grow-height="false"/>
    </style:style>
    <style:style style:name="gr3" style:family="graphic" style:parent-style-name="objectwithshadow">
      <style:graphic-properties draw:textarea-vertical-align="middle" draw:auto-grow-height="false"/>
    </style:style>
    <style:style style:name="gr4" style:family="graphic" style:parent-style-name="standard">
      <style:graphic-properties draw:stroke="none" svg:stroke-color="#000000" draw:marker-end="Symmetric_20_Arrow" draw:fill="none" draw:fill-color="#ffffff" fo:min-height="0.381cm"/>
    </style:style>
    <style:style style:name="gr5" style:family="graphic" style:parent-style-name="standard">
      <style:graphic-properties draw:marker-end="Symmetric_20_Arrow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marker-end="Symmetric_20_Arrow" draw:fill="none" draw:fill-color="#ffffff" fo:min-height="1.782cm"/>
    </style:style>
    <style:style style:name="gr7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62cm"/>
    </style:style>
    <style:style style:name="gr11" style:family="graphic" style:parent-style-name="standard">
      <style:graphic-properties draw:stroke="none" svg:stroke-color="#000000" draw:fill="none" draw:fill-color="#ffffff" fo:min-height="4.703cm"/>
    </style:style>
    <style:style style:name="gr12" style:family="graphic" style:parent-style-name="standard">
      <style:graphic-properties draw:textarea-horizontal-align="justify" draw:textarea-vertical-align="middle" draw:auto-grow-height="false" draw:shadow="hidden"/>
    </style:style>
    <style:style style:name="gr13" style:family="graphic" style:parent-style-name="standard">
      <style:graphic-properties draw:stroke="none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15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764cm" svg:height="13.306cm" svg:x="1.889cm" svg:y="10.173cm">
          <text:p text:style-name="P1"><text:span text:style-name="T1">Spreadsheet Worker</text:span></text:p>
          <text:p text:style-name="P1"><text:span text:style-name="T2">(EZQ::Processor)</text:span></text:p>
          <draw:enhanced-geometry svg:viewBox="0 0 21600 21600" draw:path-stretchpoint-x="10800" draw:path-stretchpoint-y="10800" draw:text-areas="?f3 ?f4 ?f5 ?f6" draw:type="round-rectangle" draw:modifiers="767.591724933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9.017cm" svg:height="10.795cm" svg:x="6.334cm" svg:y="12.507cm">
          <text:p text:style-name="P3"/>
          <draw:enhanced-geometry svg:viewBox="0 0 21600 21600" draw:path-stretchpoint-x="10800" draw:path-stretchpoint-y="10800" draw:text-areas="?f3 ?f4 ?f5 ?f6" draw:type="round-rectangle" draw:modifiers="1035.82822085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7.493cm" svg:height="1.07cm" svg:x="7.116cm" svg:y="21.903cm">
          <text:p text:style-name="P3">Send complete message</text:p>
          <draw:enhanced-geometry svg:viewBox="0 0 21600 21600" draw:type="rectangle" draw:enhanced-path="M 0 0 L 21600 0 21600 21600 0 21600 0 0 Z N"/>
        </draw:custom-shape>
        <draw:custom-shape draw:style-name="gr3" draw:text-style-name="P4" xml:id="id9" draw:id="id9" draw:layer="layout" svg:width="7.239cm" svg:height="0.762cm" svg:x="7.235cm" svg:y="19.026cm">
          <text:p text:style-name="P4"><text:span text:style-name="T3">Create C# app input text file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controls" svg:width="13.178cm" svg:height="0.882cm" svg:x="5.102cm" svg:y="1.154cm">
          <draw:text-box>
            <text:p><text:span text:style-name="T4">Workflow for Spreadsheet worker case</text:span></text:p>
          </draw:text-box>
        </draw:frame>
        <draw:custom-shape draw:style-name="gr5" draw:text-style-name="P3" xml:id="id3" draw:id="id3" draw:layer="layout" svg:width="7.239cm" svg:height="1.397cm" svg:x="7.209cm" svg:y="6.294cm">
          <text:p text:style-name="P3">Job is generated and placed into Job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2" draw:id="id2" draw:layer="layout" svg:width="7.62cm" svg:height="1.065cm" svg:x="7.032cm" svg:y="10.683cm">
          <text:p text:style-name="P3">Get job from Job Queu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6" draw:layer="layout" svg:width="18.034cm" svg:height="2.131cm" svg:x="1.762cm" svg:y="2.216cm">
          <draw:text-box>
            <text:p><text:span text:style-name="T5">This workflow replaces direct network connections with queues, and uses processes wrapped inside an EZQ::Processor to handle queued messages. The queuing provides task/job/etc. persistence in the case of node failures, as well as allowing easy scaling via running multiple instances of GIS Query Node and Report Handlers.</text:span></text:p>
          </draw:text-box>
        </draw:frame>
        <draw:connector draw:style-name="gr7" draw:text-style-name="P3" draw:layer="layout" svg:x1="10.833cm" svg:y1="9.889cm" svg:x2="10.842cm" svg:y2="10.683cm" draw:start-shape="id1" draw:start-glue-point="6" draw:end-shape="id2" draw:end-glue-point="4" svg:d="M10833 9889v457h9v337" svg:viewBox="0 0 10 795">
          <text:p/>
        </draw:connector>
        <draw:custom-shape draw:style-name="gr3" draw:text-style-name="P3" xml:id="id7" draw:id="id7" draw:layer="layout" svg:width="7.493cm" svg:height="1.07cm" svg:x="7.096cm" svg:y="13.384cm">
          <text:p text:style-name="P3">Deserialize job packet</text:p>
          <draw:enhanced-geometry svg:viewBox="0 0 21600 21600" draw:type="rectangle" draw:enhanced-path="M 0 0 L 21600 0 21600 21600 0 21600 0 0 Z N"/>
        </draw:custom-shape>
        <draw:custom-shape draw:style-name="gr8" draw:text-style-name="P7" xml:id="id1" draw:id="id1" draw:layer="layout" svg:width="9.144cm" svg:height="1.524cm" svg:x="6.261cm" svg:y="8.485cm">
          <text:p text:style-name="P3"><text:span text:style-name="T6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3" draw:layer="layout" draw:type="line" svg:x1="10.829cm" svg:y1="7.691cm" svg:x2="10.833cm" svg:y2="8.485cm" draw:start-shape="id3" draw:start-glue-point="6" draw:end-shape="id1" draw:end-glue-point="4" svg:d="M10829 7691l4 794" svg:viewBox="0 0 5 795">
          <text:p/>
        </draw:connector>
        <draw:frame draw:style-name="gr10" draw:layer="layout" svg:width="17.78cm" svg:height="1.661cm" svg:x="2.397cm" svg:y="4.46cm">
          <draw:text-box>
            <text:p><text:span text:style-name="T7">A</text:span> <text:s text:c="9"/><text:span text:style-name="T7">B</text:span> indicates B pulls data from A.</text:p>
            <text:p><text:span text:style-name="T7">A</text:span> <text:s text:c="9"/><text:span text:style-name="T7">B</text:span> indicates A pushes data to B.</text:p>
            <text:p><text:span text:style-name="T7">A</text:span><text:span text:style-name="T8"> <text:s text:c="9"/></text:span><text:span text:style-name="T7">B</text:span><text:span text:style-name="T9"> indicates flow of execution sequence from A to B.</text:span></text:p>
          </draw:text-box>
        </draw:frame>
        <draw:line draw:style-name="gr7" draw:text-style-name="P3" draw:layer="layout" svg:x1="2.83cm" svg:y1="4.789cm" svg:x2="3.719cm" svg:y2="4.789cm">
          <text:p/>
        </draw:line>
        <draw:frame draw:style-name="gr11" draw:layer="layout" svg:width="4.064cm" svg:height="4.953cm" svg:x="2.524cm" svg:y="11.826cm">
          <draw:text-box>
            <text:p>This workflow can accommodate multiple Spreadsheet Worker Job-to-Node mapping is 1:1 in the sense that a single job is <text:span text:style-name="T8">not</text:span> split up into smaller pieces handled by different Nodes.</text:p>
          </draw:text-box>
        </draw:frame>
        <draw:g>
          <draw:polygon draw:style-name="gr12" draw:text-style-name="P3" draw:layer="layout" svg:width="0cm" svg:height="0cm" svg:x="7.019cm" svg:y="15.554cm" svg:viewBox="0 0 0 0" draw:points="0,0">
            <text:p/>
          </draw:polygon>
          <draw:polygon draw:style-name="gr12" draw:text-style-name="P3" draw:layer="layout" svg:width="0cm" svg:height="0cm" svg:x="14.64cm" svg:y="16.571cm" svg:viewBox="0 0 0 0" draw:points="0,0">
            <text:p/>
          </draw:polygon>
          <draw:path draw:style-name="gr13" draw:text-style-name="P3" draw:layer="layout" svg:width="7.62cm" svg:height="1.016cm" svg:x="7.019cm" svg:y="15.554cm" svg:viewBox="0 0 7621 1017" svg:d="M896 0v1017zM0 0zM7621 1017z">
            <text:p/>
          </draw:path>
          <draw:path draw:style-name="gr13" draw:text-style-name="P3" draw:layer="layout" svg:width="7.62cm" svg:height="1.016cm" svg:x="7.019cm" svg:y="15.554cm" svg:viewBox="0 0 7621 1017" svg:d="M6724 0v1017zM0 0zM7621 1017z">
            <text:p/>
          </draw:path>
          <draw:line draw:style-name="gr14" draw:text-style-name="P3" draw:layer="layout" svg:x1="7.019cm" svg:y1="15.554cm" svg:x2="7.019cm" svg:y2="15.554cm">
            <text:p/>
          </draw:line>
          <draw:line draw:style-name="gr14" draw:text-style-name="P3" draw:layer="layout" svg:x1="14.64cm" svg:y1="16.571cm" svg:x2="14.64cm" svg:y2="16.571cm">
            <text:p/>
          </draw:line>
        </draw:g>
        <draw:line draw:style-name="gr15" draw:text-style-name="P3" draw:layer="layout" svg:x1="2.982cm" svg:y1="5.272cm" svg:x2="3.871cm" svg:y2="5.272cm">
          <text:p/>
        </draw:line>
        <draw:line draw:style-name="gr9" draw:text-style-name="P3" draw:layer="layout" svg:x1="3.007cm" svg:y1="5.749cm" svg:x2="3.896cm" svg:y2="5.749cm">
          <text:p/>
        </draw:line>
        <draw:custom-shape draw:style-name="gr3" draw:text-style-name="P3" xml:id="id13" draw:id="id13" draw:layer="layout" svg:width="7.493cm" svg:height="0.716cm" svg:x="7.096cm" svg:y="17.531cm">
          <text:p text:style-name="P3">Get DB Info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1.372cm" svg:height="2.159cm" svg:x="18.932cm" svg:y="15.858cm">
          <text:p text:style-name="P3">S3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5" draw:text-style-name="P3" draw:layer="layout" draw:type="curve" svg:x1="14.475cm" svg:y1="20.867cm" svg:x2="18.932cm" svg:y2="16.938cm" draw:start-shape="id4" draw:end-shape="id5" draw:end-glue-point="6" svg:d="M14475 20867c3342 0 1114-3929 4457-3929" svg:viewBox="0 0 4458 3930">
          <text:p/>
        </draw:connector>
        <draw:connector draw:style-name="gr9" draw:text-style-name="P3" draw:layer="layout" draw:type="line" svg:x1="10.842cm" svg:y1="11.748cm" svg:x2="10.842cm" svg:y2="12.507cm" draw:start-shape="id2" draw:start-glue-point="6" draw:end-shape="id6" svg:d="M10842 11748v759" svg:viewBox="0 0 1 760">
          <text:p/>
        </draw:connector>
        <draw:connector draw:style-name="gr9" draw:text-style-name="P3" draw:layer="layout" draw:type="line" svg:x1="10.842cm" svg:y1="14.454cm" svg:x2="10.842cm" svg:y2="15.407cm" draw:start-shape="id7" draw:start-glue-point="2" draw:end-shape="id8" draw:end-glue-point="0" svg:d="M10842 14454v953" svg:viewBox="0 0 1 954">
          <text:p/>
        </draw:connector>
        <draw:custom-shape draw:style-name="gr3" draw:text-style-name="P4" xml:id="id4" draw:id="id4" draw:layer="layout" svg:width="7.239cm" svg:height="0.678cm" svg:x="7.236cm" svg:y="20.528cm">
          <text:p text:style-name="P3"><text:span text:style-name="T3">Get PDF from C# app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0.854cm" svg:y1="19.788cm" svg:x2="10.855cm" svg:y2="20.528cm" draw:start-shape="id9" draw:start-glue-point="2" draw:end-shape="id4" draw:end-glue-point="0" svg:d="M10854 19788l1 740" svg:viewBox="0 0 2 741">
          <text:p/>
        </draw:connector>
        <draw:connector draw:style-name="gr9" draw:text-style-name="P3" draw:layer="layout" draw:type="line" svg:x1="10.855cm" svg:y1="21.206cm" svg:x2="10.862cm" svg:y2="21.903cm" draw:start-shape="id4" draw:start-glue-point="2" draw:end-shape="id10" draw:end-glue-point="0" svg:d="M10855 21206l7 697" svg:viewBox="0 0 8 698">
          <text:p/>
        </draw:connector>
        <draw:custom-shape draw:style-name="gr5" draw:text-style-name="P3" xml:id="id11" draw:id="id11" draw:layer="layout" svg:width="7.239cm" svg:height="1.397cm" svg:x="7.236cm" svg:y="6.322cm">
          <text:p text:style-name="P3">Job is generated and placed into Job Queue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" draw:text-style-name="P7" xml:id="id12" draw:id="id12" draw:layer="layout" svg:width="9.144cm" svg:height="1.524cm" svg:x="6.288cm" svg:y="8.513cm">
          <text:p text:style-name="P3"><text:span text:style-name="T6">Job Queu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3" draw:layer="layout" draw:type="line" svg:x1="10.856cm" svg:y1="7.719cm" svg:x2="10.86cm" svg:y2="8.513cm" draw:start-shape="id11" draw:start-glue-point="6" draw:end-shape="id12" draw:end-glue-point="4" svg:d="M10856 7719l4 794" svg:viewBox="0 0 5 795">
          <text:p/>
        </draw:connector>
        <draw:frame draw:style-name="gr11" draw:layer="layout" svg:width="4.318cm" svg:height="4.953cm" svg:x="2.143cm" svg:y="16.748cm">
          <draw:text-box>
            <text:p>The job packet contains:</text:p>
            <text:p>- The spreadsheet name</text:p>
            <text:p>- The DB info</text:p>
            <text:p>- The DB to spreadsheet mapping file</text:p>
          </draw:text-box>
        </draw:frame>
        <draw:connector draw:style-name="gr9" draw:text-style-name="P3" draw:layer="layout" draw:type="line" svg:x1="10.842cm" svg:y1="18.247cm" svg:x2="10.854cm" svg:y2="19.026cm" draw:start-shape="id13" draw:start-glue-point="2" draw:end-shape="id9" draw:end-glue-point="0" svg:d="M10842 18247l12 779" svg:viewBox="0 0 13 780">
          <text:p/>
        </draw:connector>
        <draw:connector draw:style-name="gr9" draw:text-style-name="P3" draw:layer="layout" draw:type="line" svg:x1="10.842cm" svg:y1="16.477cm" svg:x2="10.842cm" svg:y2="17.531cm" draw:start-shape="id8" draw:start-glue-point="2" draw:end-shape="id13" draw:end-glue-point="0" svg:d="M10842 16477v1054" svg:viewBox="0 0 1 1055">
          <text:p/>
        </draw:connector>
        <draw:custom-shape draw:style-name="gr3" draw:text-style-name="P3" xml:id="id8" draw:id="id8" draw:layer="layout" svg:width="7.493cm" svg:height="1.07cm" svg:x="7.096cm" svg:y="15.407cm">
          <text:p text:style-name="P3">Get spreadsheet info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2" svg:font-family="OpenSymbol, 'Arial Unicode MS'"/>
    <style:font-face style:name="Liberation Mono2" svg:font-family="'Liberation Mono', 'Courier New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fo:wrap-option="wrap" draw:shadow="hidden" draw:shadow-offset-x="0cm" draw:shadow-offset-y="0.10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Symmetric_20_Arrow" draw:marker-start-width="0.7cm" draw:marker-start-center="true" draw:marker-end-width="0.3cm"/>
    </style:style>
    <style:style style:name="objectwithshadow" style:family="graphic" style:parent-style-name="standard">
      <style:graphic-properties draw:shadow="hidden" draw:shadow-offset-x="0cm" draw:shadow-offset-y="0.10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Hindi1" style:font-family-asian="'Lohit Hindi'" style:font-pitch-asian="variable" style:font-size-asian="10pt" style:language-asian="hi" style:country-asian="IN"/>
    </style:style>
    <style:style style:name="Heading_20_1" style:display-name="Heading 1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Preformatted" style:family="graphic">
      <style:paragraph-properties style:text-autospace="none"/>
      <style:text-properties style:font-name="Liberation Mono2" fo:font-family="'Liberation Mono', 'Courier New'" style:font-family-generic="modern" style:font-pitch="fixed" fo:font-size="9pt"/>
    </style:style>
    <style:style style:name="Index" style:family="graphic">
      <style:paragraph-properties style:text-autospace="none"/>
      <style:text-properties style:font-name-asian="Lohit Hindi2" style:font-family-asian="'Lohit Hindi'" style:font-size-asian="10pt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 style:font-size-asian="10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nn </meta:initial-creator>
    <meta:creation-date>2014-01-10T14:44:08</meta:creation-date>
    <dc:date>2014-05-18T13:42:50.023087000</dc:date>
    <meta:editing-duration>PT12H31M</meta:editing-duration>
    <meta:editing-cycles>133</meta:editing-cycles>
    <meta:generator>LibreOffice/4.2.0.4$MacOSX_X86_64 LibreOffice_project/05dceb5d363845f2cf968344d7adab8dcfb2ba71</meta:generator>
    <meta:print-date>2014-01-31T14:39:23.561593000</meta:print-date>
    <meta:document-statistic meta:object-count="39"/>
  </office:meta>
</office:document-meta>
</file>